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688cm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style:line-height-at-least="0.688cm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38%" fo:text-align="start" style:justify-single-word="false" fo:orphans="2" fo:widows="2" fo:text-indent="0cm" style:auto-text-indent="false" style:writing-mode="lr-tb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38%" fo:text-align="start" style:justify-single-word="false" fo:orphans="2" fo:widows="2" fo:text-indent="0cm" style:auto-text-indent="false" style:writing-mode="lr-tb"/>
      <style:text-properties fo:font-variant="normal" fo:text-transform="none" fo:color="#657195" fo:letter-spacing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38%" fo:text-align="start" style:justify-single-word="false" fo:orphans="2" fo:widows="2" fo:text-indent="0cm" style:auto-text-indent="false" style:writing-mode="lr-tb"/>
      <style:text-properties fo:font-variant="normal" fo:text-transform="none" fo:color="#657195" style:font-name="Roboto" fo:font-size="11.2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688cm" fo:text-align="start" style:justify-single-word="false" fo:orphans="2" fo:widows="2" fo:text-indent="0cm" style:auto-text-indent="false" style:writing-mode="lr-tb"/>
    </style:style>
    <style:style style:name="T1" style:family="text">
      <style:text-properties fo:font-variant="normal" fo:text-transform="none" fo:color="#657195" style:font-name="Roboto" fo:font-size="11.25pt" fo:letter-spacing="normal" fo:font-style="normal" fo:font-weight="normal"/>
    </style:style>
    <style:style style:name="T2" style:family="text">
      <style:text-properties fo:font-variant="normal" fo:text-transform="none" fo:color="#657195" style:font-name="Roboto" fo:font-size="11.25pt" fo:letter-spacing="normal" fo:font-style="normal" fo:font-weight="bold"/>
    </style:style>
    <style:style style:name="T3" style:family="text">
      <style:text-properties fo:font-variant="normal" fo:text-transform="none" fo:color="#007bff" style:text-line-through-style="none" style:text-line-through-type="none" style:font-name="Roboto" fo:font-size="11.25pt" fo:letter-spacing="normal" fo:font-style="normal" style:text-underline-style="none" fo:font-weight="normal" style:text-blinking="false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Ваш промокод на 2 месяца бесплатного изучения английского языка — </text:span><text:a xlink:type="simple" xlink:href="https://www.englishdom.com/promocode/sbx_2on/?utm_medium=partners&amp;utm_source=skillbox&amp;utm_campaign=promo_2019" office:target-frame-name="_blank" xlink:show="new" text:style-name="Internet_20_link" text:visited-style-name="Visited_20_Internet_20_Link"><text:span text:style-name="T3">по ссылке</text:span></text:a><text:span text:style-name="T1">. Пожалуйста, при регистрации указывайте тот же адрес электронной почты, что и на обучающей платформе </text:span><text:a xlink:type="simple" xlink:href="http://go.skillbox.ru/" office:target-frame-name="_blank" xlink:show="new" text:style-name="Internet_20_link" text:visited-style-name="Visited_20_Internet_20_Link"><text:span text:style-name="T3">go.skillbox.ru</text:span></text:a><text:span text:style-name="T1">.</text:span> </text:p>
      <text:p text:style-name="P1"/>
      <text:p text:style-name="P1"/>
      <text:p text:style-name="P1"/>
      <text:p text:style-name="P2"><text:span text:style-name="Strong_20_Emphasis"><text:span text:style-name="T2">WebStorm</text:span></text:span></text:p>
      <text:p text:style-name="P4"> </text:p>
      <text:p text:style-name="P5">Компания JetBrains даёт нашим студентам бесплатный доступ к среде разработки WebStorm.</text:p>
      <text:p text:style-name="P5">Купон активирует подписку на 6 месяцев. Вы можете получить последовательно 4 купона за время обучения. </text:p>
      <text:p text:style-name="P4"> </text:p>
      <text:p text:style-name="P3"><text:span text:style-name="Strong_20_Emphasis"><text:span text:style-name="T2">Как получить купон</text:span></text:span></text:p>
      <text:p text:style-name="P6"><text:span text:style-name="T1">Напишите на </text:span><text:a xlink:type="simple" xlink:href="mailto:hello@skillbox.ru" office:target-frame-name="_blank" xlink:show="new" text:style-name="Internet_20_link" text:visited-style-name="Visited_20_Internet_20_Link"><text:span text:style-name="T3">hello@skillbox.ru</text:span></text:a><text:span text:style-name="T1"> с темой «Прошу прислать купон на WebStorm». Если это уже не первый купон, сделайте приписку про то, что предыдущие полгода закончились.</text:span></text:p>
      <text:p text:style-name="P4"> </text:p>
      <text:p text:style-name="P3"><text:span text:style-name="Strong_20_Emphasis"><text:span text:style-name="T2">Как активировать купон</text:span></text:span></text:p>
      <text:p text:style-name="P6"><text:span text:style-name="T1">Для активации перейдите </text:span><text:a xlink:type="simple" xlink:href="https://www.jetbrains.com/store/redeem/" office:target-frame-name="_blank" xlink:show="new" text:style-name="Internet_20_link" text:visited-style-name="Visited_20_Internet_20_Link"><text:span text:style-name="T3">по ссылке</text:span></text:a><text:span text:style-name="T1">.</text:span></text:p>
      <text:p text:style-name="P6"><text:span text:style-name="T1">Вопросы по купонам адресуйте сразу поддержке JetBrains — </text:span><text:a xlink:type="simple" xlink:href="mailto:community-support@jetbrains.com" office:target-frame-name="_blank" xlink:show="new" text:style-name="Internet_20_link" text:visited-style-name="Visited_20_Internet_20_Link"><text:span text:style-name="T3">community-support@jetbrains.com</text:span></text:a><text:span text:style-name="T1">. Там всё проверят и помогут разобраться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1T13:10:05.269000000</meta:creation-date>
    <dc:date>2020-05-01T13:11:04.733000000</dc:date>
    <meta:editing-duration>PT1M</meta:editing-duration>
    <meta:editing-cycles>1</meta:editing-cycles>
    <meta:document-statistic meta:table-count="0" meta:image-count="0" meta:object-count="0" meta:page-count="1" meta:paragraph-count="12" meta:word-count="102" meta:character-count="761" meta:non-whitespace-character-count="661"/>
    <meta:generator>LibreOffice/6.4.1.2$Windows_X86_64 LibreOffice_project/4d224e95b98b138af42a64d84056446d09082932</meta:generator>
  </office:meta>
</office:document-meta>
</file>